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Helvetica 45 Light" svg:font-family="'Helvetica 45 Light'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2a2a2a" draw:marker-end="Arrow" draw:marker-end-width="0.3cm" draw:fill="solid" draw:textarea-vertical-align="middle"/>
    </style:style>
    <style:style style:name="gr2" style:family="graphic" style:parent-style-name="standard">
      <style:graphic-properties svg:stroke-color="#2a2a2a" draw:fill-color="#ffffff" draw:textarea-horizontal-align="justify" draw:textarea-vertical-align="middle" draw:auto-grow-height="false" fo:min-height="1.356cm" fo:min-width="4.789cm"/>
    </style:style>
    <style:style style:name="P1" style:family="paragraph">
      <loext:graphic-properties draw:fill="solid"/>
      <style:paragraph-properties fo:text-align="center"/>
      <style:text-properties fo:font-size="17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39cm" svg:y1="7.926cm" svg:x2="4.048cm" svg:y2="16.562cm">
          <text:p/>
        </draw:line>
        <draw:line draw:style-name="gr1" draw:text-style-name="P1" draw:layer="layout" svg:x1="4.79cm" svg:y1="18.233cm" svg:x2="11.296cm" svg:y2="21.574cm">
          <text:p/>
        </draw:line>
        <draw:line draw:style-name="gr1" draw:text-style-name="P1" draw:layer="layout" svg:x1="14.462cm" svg:y1="9.792cm" svg:x2="11.033cm" svg:y2="7.926cm">
          <text:p/>
        </draw:line>
        <draw:line draw:style-name="gr1" draw:text-style-name="P1" draw:layer="layout" svg:x1="13.954cm" svg:y1="20.812cm" svg:x2="16.113cm" svg:y2="17.578cm">
          <text:p/>
        </draw:line>
        <draw:line draw:style-name="gr1" draw:text-style-name="P1" draw:layer="layout" svg:x1="13.934cm" svg:y1="15.771cm" svg:x2="9.255cm" svg:y2="7.926cm">
          <text:p/>
        </draw:line>
        <draw:line draw:style-name="gr1" draw:text-style-name="P1" draw:layer="layout" svg:x1="16.22cm" svg:y1="15.771cm" svg:x2="17.099cm" svg:y2="11.375cm">
          <text:p/>
        </draw:line>
        <draw:custom-shape draw:style-name="gr2" draw:text-style-name="P3" draw:layer="layout" svg:width="5.461cm" svg:height="1.778cm" svg:x="6.461cm" svg:y="6.148cm">
          <text:p text:style-name="P2"><text:span text:style-name="T1">Executi</text:span><text:span text:style-name="T1">v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461cm" svg:height="1.778cm" svg:x="1.762cm" svg:y="16.562cm">
          <text:p text:style-name="P2"><text:span text:style-name="T1">Bureaucra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461cm" svg:height="1.778cm" svg:x="11.287cm" svg:y="20.812cm">
          <text:p text:style-name="P2"><text:span text:style-name="T1">Educ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461cm" svg:height="1.778cm" svg:x="13.446cm" svg:y="15.8cm">
          <text:p text:style-name="P2"><text:span text:style-name="T1">Electorat</text:span><text:span text:style-name="T1">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461cm" svg:height="1.778cm" svg:x="14.462cm" svg:y="9.577cm">
          <text:p text:style-name="P2"><text:span text:style-name="T1">Legislati</text:span><text:span text:style-name="T1">v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Helvetica 45 Light" svg:font-family="'Helvetica 45 Light'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7:45:35.227076343</meta:creation-date>
    <dc:date>2019-11-04T18:21:24.386501126</dc:date>
    <meta:editing-duration>PT7M21S</meta:editing-duration>
    <meta:editing-cycles>1</meta:editing-cycles>
    <meta:document-statistic meta:object-count="11"/>
    <meta:generator>LibreOffice/6.2.4.2$Linux_X86_64 LibreOffice_project/2412653d852ce75f65fbfa83fb7e7b669a126d64</meta:generator>
  </office:meta>
</office:document-meta>
</file>